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3C019041DF74EFB19C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269cm, 1.507cm, 0cm, 0.284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999cm" svg:height="19.299cm" svg:x="1.5cm" svg:y="9.4cm">
          <draw:image xlink:href="Pictures/1000000000000280000003C019041DF74EFB19CB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29T11:12:25.788289355</dc:date>
    <meta:editing-duration>PT1M30S</meta:editing-duration>
    <meta:editing-cycles>1</meta:editing-cycles>
    <meta:document-statistic meta:object-count="1"/>
    <meta:generator>LibreOffice/6.4.7.2$Linux_X86_64 LibreOffice_project/40$Build-2</meta:generator>
  </office:meta>
</office:document-meta>
</file>